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nTestCase.verifyContextWas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Tests.verifyFinalCach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WithAfterEachTestMethodModeTestCase.verifyContextWasAutowired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Case.assertApplicationContextWas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Tests.assertBehaviorForClean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evelDirtiesContextTests.verifyDirtiesContext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ClassLevelDirtiesContextWithDirtyMethodsTestCase.dirt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WithAfterEachTestMethodModeTestCase.verifyContextWasAutowire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WithCleanMethodsAndDefaultModeTestCase.verifyContextWas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Tests.verifyInitialCach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LevelDirtiesContextWithAfterEachTestMethodModeTestCase.verifyContextWasAutowire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WithCleanMethodsAndAfterClassModeTestCase.verifyContextWas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Tests.runTestClassAndAssertStats( Class &lt; ? &gt; testClass , int expectedTes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